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AST OUT OF THE SEA (1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AST OUT OF THE SEA (1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ppearance (1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ppearance (1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has ten horns (each with a crown) and seven heads (each with a blasphemous name)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looks like a leopard with feet like a bear and a mouth like a lion (13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EAST OUT OF THE SEA (13:1-10):<text:s text:c="1"/></text:span><text:span text:style-name="a467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appearance (1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authority (13:2b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(possible) assassination (13:3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adulation (13:3b-4, 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arrogance (13:5-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is activities (13:7, 9-10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-title-Title-Slide" presentation:presentation-page-layout-name="Master1-PPL1" draw:id="Slide-260">
        <draw:frame draw:id="id91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His activities (13:7, 9-10)<text:s text:c="1"/></text:span><text:span text:style-name="a494" text:class-names=""/></text:p>
          </draw:text-box>
          <svg:title/>
          <svg:desc/>
        </draw:frame>
        <draw:frame draw:id="id92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n regard to God's people (13:7a, 9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n regard to God's people (13:7a, 9-10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ruelty (13:7a, 9-10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hallenge (13:10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His activities (13:7, 9-10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n regard to God's people (13:7a, 9-10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n regard to all people (13:7b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BEAST OUT OF THE SEA (13:1-10):<text:s text:c="1"/></text:span><text:span text:style-name="a534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is appearance (13:1-2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authority (13:2b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(possible) assassination (13:3a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adulation (13:3b-4, 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arrogance (13:5-6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is activities (13:7, 9-1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VELATION 13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BEAST OUT OF THE SEA (13:1-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BEAST OUT OF THE EARTH (13:11-1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BEAST OUT OF THE EARTH (13:11-18):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His mission (13:11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is miracles (13:13, 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His miracles (13:13, 15):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calls down fire from heaven (13:13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gives life to a statue (13:14-1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BEAST OUT OF THE EARTH (13:11-18):<text:s text:c="1"/></text:span><text:span text:style-name="a606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His mission (13:1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miracles (13:13, 1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is mark (13:16-1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His mark (13:16-18)<text:s text:c="1"/></text:span><text:span text:style-name="a624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it is (13:1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ere it is applied (13: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 it is applied (13:1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BEAST OUT OF THE EARTH (13:11-18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His mission (13:11-1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is miracles (13:13, 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is mark (13:16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3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BEAST OUT OF THE SEA (1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AST OUT OF THE EARTH (13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3</dc:title>
    <meta:initial-creator>David STRICKLAND</meta:initial-creator>
    <dc:creator>David STRICKLAND</dc:creator>
    <meta:creation-date>2020-02-23T23:21:58Z</meta:creation-date>
    <dc:date>2020-02-23T23:21:59Z</dc:date>
    <meta:template xlink:href="BibleStudy" xlink:type="simple"/>
    <meta:editing-cycles>1</meta:editing-cycles>
    <meta:editing-duration>PT0S</meta:editing-duration>
    <meta:document-statistic meta:paragraph-count="53" meta:word-count="430"/>
  </office:meta>
</office:document-meta>
</file>